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547cm" fo:margin-left="0.229cm" table:align="left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229cm" table:align="left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90196" officeooo:paragraph-rsid="00190196" style:font-style-asian="italic" style:font-style-complex="italic"/>
    </style:style>
    <style:style style:name="P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63c03" officeooo:paragraph-rsid="00163c03" fo:background-color="#ffffff" style:font-style-asian="italic" style:font-style-complex="italic"/>
    </style:style>
    <style:style style:name="P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7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8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9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dcd97" fo:background-color="#ffffff"/>
    </style:style>
    <style:style style:name="P10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2446d2" fo:background-color="#ffffff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be4cd" officeooo:paragraph-rsid="001be4cd" fo:background-color="#ffffff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ccfe0" officeooo:paragraph-rsid="001ccfe0" fo:background-color="#ffffff"/>
    </style:style>
    <style:style style:name="P13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rsid="001ccfe0" officeooo:paragraph-rsid="001dcd97" fo:background-color="#ffffff"/>
    </style:style>
    <style:style style:name="P14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font-style="normal" officeooo:rsid="00190196" officeooo:paragraph-rsid="00190196" fo:background-color="#ffffff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165bd3"/>
    </style:style>
    <style:style style:name="P18" style:family="paragraph" style:parent-style-name="Standard">
      <style:paragraph-properties fo:text-align="start" style:justify-single-word="false"/>
      <style:text-properties officeooo:paragraph-rsid="00190196"/>
    </style:style>
    <style:style style:name="P19" style:family="paragraph" style:parent-style-name="Standard">
      <style:paragraph-properties fo:text-align="start" style:justify-single-word="false"/>
      <style:text-properties officeooo:paragraph-rsid="001ccfe0"/>
    </style:style>
    <style:style style:name="P20" style:family="paragraph" style:parent-style-name="Standard">
      <style:paragraph-properties fo:text-align="start" style:justify-single-word="false"/>
      <style:text-properties officeooo:paragraph-rsid="001dcd97"/>
    </style:style>
    <style:style style:name="P21" style:family="paragraph" style:parent-style-name="Standard">
      <style:paragraph-properties fo:text-align="start" style:justify-single-word="false"/>
      <style:text-properties officeooo:paragraph-rsid="002446d2"/>
    </style:style>
    <style:style style:name="P22" style:family="paragraph" style:parent-style-name="Standard">
      <style:paragraph-properties fo:text-align="start" style:justify-single-word="false"/>
      <style:text-properties fo:background-color="#ffffff"/>
    </style:style>
    <style:style style:name="P23" style:family="paragraph" style:parent-style-name="Standard">
      <style:paragraph-properties fo:text-align="start" style:justify-single-word="false"/>
      <style:text-properties officeooo:rsid="001be4cd" officeooo:paragraph-rsid="001be4cd" fo:background-color="#ffffff"/>
    </style:style>
    <style:style style:name="P24" style:family="paragraph" style:parent-style-name="Standard">
      <style:paragraph-properties fo:text-align="start" style:justify-single-word="false"/>
      <style:text-properties fo:font-style="italic" fo:background-color="#ffffff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style:font-style-asian="italic"/>
    </style:style>
    <style:style style:name="P26" style:family="paragraph" style:parent-style-name="Standard">
      <style:paragraph-properties fo:line-height="100%"/>
      <style:text-properties fo:font-style="italic" officeooo:paragraph-rsid="001dcd97" style:font-style-asian="italic"/>
    </style:style>
    <style:style style:name="P27" style:family="paragraph" style:parent-style-name="Standard">
      <style:paragraph-properties fo:line-height="100%"/>
      <style:text-properties fo:font-style="italic" officeooo:paragraph-rsid="002446d2" style:font-style-asian="italic"/>
    </style:style>
    <style:style style:name="P28" style:family="paragraph" style:parent-style-name="Standard">
      <style:paragraph-properties fo:line-height="100%"/>
      <style:text-properties fo:font-style="italic" officeooo:rsid="00165bd3" officeooo:paragraph-rsid="00165bd3" style:font-style-asian="italic"/>
    </style:style>
    <style:style style:name="P29" style:family="paragraph" style:parent-style-name="Standard">
      <style:paragraph-properties fo:line-height="100%"/>
      <style:text-properties fo:font-style="italic" officeooo:rsid="00165bd3" officeooo:paragraph-rsid="001dcd97" style:font-style-asian="italic"/>
    </style:style>
    <style:style style:name="P30" style:family="paragraph" style:parent-style-name="Standard">
      <style:paragraph-properties fo:line-height="100%"/>
      <style:text-properties fo:font-style="italic" officeooo:rsid="00165bd3" officeooo:paragraph-rsid="002446d2" style:font-style-asian="italic"/>
    </style:style>
    <style:style style:name="P31" style:family="paragraph" style:parent-style-name="Standard">
      <style:paragraph-properties fo:line-height="100%"/>
      <style:text-properties fo:font-style="italic" officeooo:rsid="001a7277" officeooo:paragraph-rsid="001a7277" style:font-style-asian="italic"/>
    </style:style>
    <style:style style:name="P32" style:family="paragraph" style:parent-style-name="Standard">
      <style:paragraph-properties fo:text-align="start" style:justify-single-word="false"/>
      <style:text-properties officeooo:rsid="0017267b" officeooo:paragraph-rsid="0017267b"/>
    </style:style>
    <style:style style:name="P33" style:family="paragraph" style:parent-style-name="Standard">
      <style:paragraph-properties fo:text-align="start" style:justify-single-word="false"/>
      <style:text-properties officeooo:rsid="0017267b" officeooo:paragraph-rsid="001dcd97"/>
    </style:style>
    <style:style style:name="P34" style:family="paragraph" style:parent-style-name="Standard">
      <style:paragraph-properties fo:text-align="start" style:justify-single-word="false"/>
      <style:text-properties officeooo:rsid="00190196" officeooo:paragraph-rsid="00190196"/>
    </style:style>
    <style:style style:name="P35" style:family="paragraph" style:parent-style-name="Standard">
      <style:paragraph-properties fo:text-align="start" style:justify-single-word="false"/>
      <style:text-properties officeooo:rsid="001dcd97" officeooo:paragraph-rsid="001dcd97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font-style="normal" officeooo:paragraph-rsid="0017267b" style:font-style-asian="normal" style:font-style-complex="normal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font-style="normal" officeooo:rsid="0017267b" officeooo:paragraph-rsid="0017267b" style:font-style-asian="normal" style:font-style-complex="normal"/>
    </style:style>
    <style:style style:name="P38" style:family="paragraph" style:parent-style-name="Heading" style:master-page-name="MP0">
      <style:paragraph-properties style:page-number="1" fo:break-before="page"/>
      <style:text-properties style:font-name="Fontdiner Swanky" style:font-name-asian="Fontdiner Swanky" style:font-name-complex="Fontdiner Swanky"/>
    </style:style>
    <style:style style:name="P39" style:family="paragraph" style:parent-style-name="Heading_20_1">
      <style:text-properties officeooo:paragraph-rsid="00154475"/>
    </style:style>
    <style:style style:name="P40" style:family="paragraph" style:parent-style-name="Heading_20_1">
      <style:paragraph-properties fo:margin-top="0cm" fo:margin-bottom="0cm" style:contextual-spacing="false"/>
    </style:style>
    <style:style style:name="P41" style:family="paragraph" style:parent-style-name="Heading_20_1">
      <style:paragraph-properties fo:margin-top="0cm" fo:margin-bottom="0cm" style:contextual-spacing="false"/>
      <style:text-properties fo:color="#cc0000" loext:opacity="100%" officeooo:paragraph-rsid="00165bd3"/>
    </style:style>
    <style:style style:name="P42" style:family="paragraph" style:parent-style-name="Heading_20_1">
      <style:paragraph-properties fo:margin-top="0cm" fo:margin-bottom="0cm" style:contextual-spacing="false"/>
      <style:text-properties fo:color="#cc0000" loext:opacity="100%" officeooo:paragraph-rsid="002446d2"/>
    </style:style>
    <style:style style:name="P43" style:family="paragraph" style:parent-style-name="Heading_20_1">
      <style:paragraph-properties fo:margin-top="0cm" fo:margin-bottom="0cm" style:contextual-spacing="false"/>
      <style:text-properties fo:color="#cc0000" loext:opacity="100%" officeooo:paragraph-rsid="001dcd97"/>
    </style:style>
    <style:style style:name="P44" style:family="paragraph" style:parent-style-name="Heading_20_1">
      <style:paragraph-properties fo:margin-top="0cm" fo:margin-bottom="0cm" style:contextual-spacing="false"/>
      <style:text-properties fo:color="#cc0000" loext:opacity="100%" officeooo:paragraph-rsid="00190196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0165bd3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01ccfe0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02446d2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01dcd97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017267b"/>
    </style:style>
    <style:style style:name="P50" style:family="paragraph" style:parent-style-name="Heading_20_2">
      <style:paragraph-properties fo:margin-top="0cm" fo:margin-bottom="0cm" style:contextual-spacing="false"/>
    </style:style>
    <style:style style:name="P51" style:family="paragraph" style:parent-style-name="Heading_20_2">
      <style:paragraph-properties fo:margin-top="0cm" fo:margin-bottom="0cm" style:contextual-spacing="false"/>
      <style:text-properties officeooo:paragraph-rsid="00165bd3"/>
    </style:style>
    <style:style style:name="P52" style:family="paragraph" style:parent-style-name="Heading_20_2">
      <style:paragraph-properties fo:margin-top="0cm" fo:margin-bottom="0cm" style:contextual-spacing="false"/>
      <style:text-properties officeooo:paragraph-rsid="001ccfe0"/>
    </style:style>
    <style:style style:name="P53" style:family="paragraph" style:parent-style-name="Heading_20_2">
      <style:paragraph-properties fo:margin-top="0cm" fo:margin-bottom="0cm" style:contextual-spacing="false"/>
      <style:text-properties officeooo:paragraph-rsid="002446d2"/>
    </style:style>
    <style:style style:name="P54" style:family="paragraph" style:parent-style-name="Heading_20_2">
      <style:paragraph-properties fo:margin-top="0cm" fo:margin-bottom="0cm" style:contextual-spacing="false"/>
      <style:text-properties officeooo:paragraph-rsid="001dcd97"/>
    </style:style>
    <style:style style:name="P55" style:family="paragraph" style:parent-style-name="Heading_20_2">
      <style:paragraph-properties fo:margin-top="0cm" fo:margin-bottom="0cm" style:contextual-spacing="false"/>
      <style:text-properties officeooo:paragraph-rsid="00190196"/>
    </style:style>
    <style:style style:name="P5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65bd3"/>
    </style:style>
    <style:style style:name="P5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ccfe0"/>
    </style:style>
    <style:style style:name="P5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446d2"/>
    </style:style>
    <style:style style:name="P6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dcd97"/>
    </style:style>
    <style:style style:name="P6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90196"/>
    </style:style>
    <style:style style:name="P62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63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65bd3"/>
    </style:style>
    <style:style style:name="P64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ccfe0"/>
    </style:style>
    <style:style style:name="P65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2446d2"/>
    </style:style>
    <style:style style:name="P66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dcd97"/>
    </style:style>
    <style:style style:name="P67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90196"/>
    </style:style>
    <style:style style:name="P68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/>
    </style:style>
    <style:style style:name="P69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65bd3"/>
    </style:style>
    <style:style style:name="P70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2446d2"/>
    </style:style>
    <style:style style:name="P71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dcd97"/>
    </style:style>
    <style:style style:name="P72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90196"/>
    </style:style>
    <style:style style:name="P73" style:family="paragraph" style:parent-style-name="Heading_20_3">
      <style:paragraph-properties fo:margin-top="0cm" fo:margin-bottom="0cm" style:contextual-spacing="false" fo:text-align="start" style:justify-single-word="false"/>
      <style:text-properties officeooo:rsid="00250929" officeooo:paragraph-rsid="00250929"/>
    </style:style>
    <style:style style:name="P74" style:family="paragraph" style:parent-style-name="Standard">
      <style:paragraph-properties fo:text-align="start" style:justify-single-word="false"/>
      <style:text-properties officeooo:paragraph-rsid="00250929"/>
    </style:style>
    <style:style style:name="P75" style:family="paragraph" style:parent-style-name="Standard">
      <style:paragraph-properties fo:text-align="start" style:justify-single-word="false"/>
      <style:text-properties officeooo:rsid="00250929" officeooo:paragraph-rsid="00250929"/>
    </style:style>
    <style:style style:name="P7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250929" officeooo:paragraph-rsid="00250929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ff" loext:char-shading-value="0" style:font-style-complex="italic"/>
    </style:style>
    <style:style style:name="T6" style:family="text">
      <style:text-properties officeooo:rsid="001b8cdc" fo:background-color="#ffffff" loext:char-shading-value="0" style:font-style-complex="italic"/>
    </style:style>
    <style:style style:name="T7" style:family="text">
      <style:text-properties officeooo:rsid="00250929" fo:background-color="#ffffff" loext:char-shading-value="0" style:font-style-complex="italic"/>
    </style:style>
    <style:style style:name="T8" style:family="text">
      <style:text-properties officeooo:rsid="00190196" fo:background-color="#ffffff" loext:char-shading-value="0"/>
    </style:style>
    <style:style style:name="T9" style:family="text">
      <style:text-properties officeooo:rsid="001ccfe0" fo:background-color="#ffffff" loext:char-shading-value="0"/>
    </style:style>
    <style:style style:name="T10" style:family="text">
      <style:text-properties fo:color="#cc0000" loext:opacity="100%"/>
    </style:style>
    <style:style style:name="T11" style:family="text">
      <style:text-properties fo:color="#cc0000" loext:opacity="100%" officeooo:rsid="001ccfe0"/>
    </style:style>
    <style:style style:name="T12" style:family="text">
      <style:text-properties fo:color="#cc0000" loext:opacity="100%" fo:language="en" fo:country="US"/>
    </style:style>
    <style:style style:name="T13" style:family="text">
      <style:text-properties fo:color="#cc0000" loext:opacity="100%" fo:language="en" fo:country="US" officeooo:rsid="001ccfe0"/>
    </style:style>
    <style:style style:name="T14" style:family="text">
      <style:text-properties fo:color="#cc0000" loext:opacity="100%" fo:language="en" fo:country="US" officeooo:rsid="0024bde3"/>
    </style:style>
    <style:style style:name="T15" style:family="text">
      <style:text-properties fo:color="#cc0000" loext:opacity="100%" officeooo:rsid="00250929"/>
    </style:style>
    <style:style style:name="T16" style:family="text">
      <style:text-properties officeooo:rsid="00162577"/>
    </style:style>
    <style:style style:name="T17" style:family="text">
      <style:text-properties officeooo:rsid="00163c03"/>
    </style:style>
    <style:style style:name="T18" style:family="text">
      <style:text-properties officeooo:rsid="00165bd3"/>
    </style:style>
    <style:style style:name="T19" style:family="text">
      <style:text-properties officeooo:rsid="0017267b"/>
    </style:style>
    <style:style style:name="T20" style:family="text">
      <style:text-properties officeooo:rsid="00174289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8c02b" style:font-style-asian="normal" style:font-style-complex="normal"/>
    </style:style>
    <style:style style:name="T23" style:family="text">
      <style:text-properties officeooo:rsid="0018c02b"/>
    </style:style>
    <style:style style:name="T24" style:family="text">
      <style:text-properties officeooo:rsid="00190196"/>
    </style:style>
    <style:style style:name="T25" style:family="text">
      <style:text-properties style:text-position="0% 100%" officeooo:rsid="001ccfe0"/>
    </style:style>
    <style:style style:name="T26" style:family="text">
      <style:text-properties officeooo:rsid="001ccfe0"/>
    </style:style>
    <style:style style:name="T27" style:family="text">
      <style:text-properties officeooo:rsid="001dcd97"/>
    </style:style>
    <style:style style:name="T28" style:family="text">
      <style:text-properties officeooo:rsid="00219eec"/>
    </style:style>
    <style:style style:name="T29" style:family="text">
      <style:text-properties officeooo:rsid="00232f5a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1ccfe0"/>
    </style:style>
    <style:style style:name="T32" style:family="text">
      <style:text-properties fo:language="en" fo:country="US" officeooo:rsid="002446d2"/>
    </style:style>
    <style:style style:name="T33" style:family="text">
      <style:text-properties fo:language="en" fo:country="US" officeooo:rsid="00250929"/>
    </style:style>
    <style:style style:name="T34" style:family="text">
      <style:text-properties officeooo:rsid="002509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Gestire i turni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">Nome caso d’uso</text:span></text:span>: Gestire i turni</text:p>
      <text:p text:style-name="Standard"><text:span text:style-name="Car._20_predefinito_20_paragrafo"><text:span text:style-name="T1">Portata: </text:span></text:span>Sistema</text:p>
      <text:p text:style-name="Standard"><text:span text:style-name="Car._20_predefinito_20_paragrafo"><text:span text:style-name="T1">Livello: </text:span></text:span>Obiettivo utente</text:p>
      <text:p text:style-name="Standard"><text:span text:style-name="Car._20_predefinito_20_paragrafo"><text:span text:style-name="T1">Attore primario: </text:span></text:span>Organizzatore</text:p>
      <text:p text:style-name="Standard"><text:span text:style-name="Car._20_predefinito_20_paragrafo"><text:span text:style-name="T1">Parti Interessate: </text:span></text:span>Cuoco, Personale di servizio</text:p>
      <text:p text:style-name="Standard"><text:span text:style-name="Car._20_predefinito_20_paragrafo"><text:span text:style-name="T1">Pre-condizioni: </text:span></text:span>L’autore deve essere autenticato come organizzatore</text:p>
      <text:p text:style-name="Standard"><text:span text:style-name="Car._20_predefinito_20_paragrafo"><text:span text:style-name="T1">Garanzie di successo o post-condizioni: </text:span></text:span>sono stati aggiunti uno o più turni al calendario</text:p>
      <text:h text:style-name="P39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1642498306832">
          <table:table-cell table:style-name="Tabella1.A1" office:value-type="string">
            <text:h text:style-name="P50" text:outline-level="2"><text:bookmark text:name="_p0004dld5iri"/>#</text:h>
          </table:table-cell>
          <table:table-cell table:style-name="Tabella1.B1" office:value-type="string">
            <text:h text:style-name="P56" text:outline-level="2"><text:bookmark text:name="_p0004dld5iri1"/>Attore</text:h>
          </table:table-cell>
          <table:table-cell table:style-name="Tabella1.B1" office:value-type="string">
            <text:h text:style-name="P56" text:outline-level="2"><text:bookmark text:name="_p0004dld5iri2"/>Sistema</text:h>
          </table:table-cell>
        </table:table-row>
        <table:table-row table:style-name="TableLine1642498310912">
          <table:table-cell table:style-name="Tabella1.A2" office:value-type="string">
            <text:h text:style-name="P62" text:outline-level="3"><text:bookmark text:name="_pa0e6zrbleih"/>1</text:h>
          </table:table-cell>
          <table:table-cell table:style-name="Tabella1.B2" office:value-type="string">
            <text:p text:style-name="P1">Sceglie se lavorare sui turni preparatori o di servizio</text:p>
          </table:table-cell>
          <table:table-cell table:style-name="Tabella1.C2" office:value-type="string">
            <text:p text:style-name="P1"/>
          </table:table-cell>
        </table:table-row>
        <table:table-row table:style-name="TableLine1642498298944">
          <table:table-cell table:style-name="Tabella1.A3" office:value-type="string">
            <text:h text:style-name="P62" text:outline-level="3"/>
          </table:table-cell>
          <table:table-cell table:style-name="Tabella1.B3" office:value-type="string">
            <text:p text:style-name="P2">Se è in definizione un turno di servizio prosegui col passo 2, altrimenti vai al passo <text:span text:style-name="T34">5</text:span></text:p>
          </table:table-cell>
          <table:table-cell table:style-name="Tabella1.C3" office:value-type="string">
            <text:p text:style-name="P16"/>
          </table:table-cell>
        </table:table-row>
        <table:table-row table:style-name="TableLine1642498309824">
          <table:table-cell table:style-name="Tabella1.A5" office:value-type="string">
            <text:h text:style-name="P62" text:outline-level="3"><text:bookmark text:name="_pa0e6zrbleih2"/>2</text:h>
          </table:table-cell>
          <table:table-cell table:style-name="Tabella1.B5" office:value-type="string">
            <text:p text:style-name="P1">Consulta l’elenco degli eventi</text:p>
          </table:table-cell>
          <table:table-cell table:style-name="Tabella1.C5" office:value-type="string">
            <text:p text:style-name="P16">Restituisce l<text:span text:style-name="T34">a lista degli eventi</text:span></text:p>
          </table:table-cell>
        </table:table-row>
        <table:table-row table:style-name="TableLine1642498309824">
          <table:table-cell table:style-name="Tabella1.A5" office:value-type="string">
            <text:h text:style-name="P73" text:outline-level="3">3</text:h>
          </table:table-cell>
          <table:table-cell table:style-name="Tabella1.B5" office:value-type="string">
            <text:p text:style-name="P76">Seleziona un evento dalla lista</text:p>
          </table:table-cell>
          <table:table-cell table:style-name="Tabella1.C5" office:value-type="string">
            <text:p text:style-name="P75">Restituisce le informazioni sull’evento</text:p>
          </table:table-cell>
        </table:table-row>
        <table:table-row table:style-name="TableLine1642498299216">
          <table:table-cell table:style-name="Tabella1.A6" office:value-type="string">
            <text:h text:style-name="P73" text:outline-level="3">4</text:h>
          </table:table-cell>
          <table:table-cell table:style-name="Tabella1.B6" office:value-type="string">
            <text:p text:style-name="P1"><text:span text:style-name="Car._20_predefinito_20_paragrafo"><text:span text:style-name="T2">Opzionalmente</text:span></text:span><text:span text:style-name="Car._20_predefinito_20_paragrafo"><text:span text:style-name="T21"> </text:span></text:span><text:span text:style-name="Car._20_predefinito_20_paragrafo"><text:span text:style-name="T22">chiede al sistema di creare un turno per ogni servizio dell’evento</text:span></text:span></text:p>
          </table:table-cell>
          <table:table-cell table:style-name="Tabella1.C6" office:value-type="string">
            <text:p text:style-name="P16"><text:span text:style-name="T17">V</text:span>engono creati i turni di servizio precompilati dove ogni turno corrisponde a un servizio dell’evento</text:p>
          </table:table-cell>
        </table:table-row>
        <table:table-row table:style-name="TableLine1642498295952">
          <table:table-cell table:style-name="Tabella1.A8" office:value-type="string">
            <text:h text:style-name="P73" text:outline-level="3">5</text:h>
          </table:table-cell>
          <table:table-cell table:style-name="Tabella1.B8" office:value-type="string">
            <text:p text:style-name="P11">Consulta il calendario</text:p>
          </table:table-cell>
          <table:table-cell table:style-name="Tabella1.C8" office:value-type="string">
            <text:p text:style-name="P23">Restituisce il calendario con tutti i turni</text:p>
          </table:table-cell>
        </table:table-row>
        <table:table-row table:style-name="TableLine1642498297856">
          <table:table-cell table:style-name="Tabella1.A8" office:value-type="string">
            <text:h text:style-name="P62" text:outline-level="3"/>
          </table:table-cell>
          <table:table-cell table:style-name="Tabella1.B8" office:value-type="string">
            <text:p text:style-name="P4">Se non è necessario proseguire termina il caso d’uso altrimenti procede al passo <text:span text:style-name="T34">6</text:span></text:p>
          </table:table-cell>
          <table:table-cell table:style-name="Tabella1.C8" office:value-type="string">
            <text:p text:style-name="P22"/>
          </table:table-cell>
        </table:table-row>
        <table:table-row table:style-name="TableLine1642498302480">
          <table:table-cell table:style-name="Tabella1.A9" office:value-type="string">
            <text:h text:style-name="P73" text:outline-level="3">6</text:h>
          </table:table-cell>
          <table:table-cell table:style-name="Tabella1.B9" office:value-type="string">
            <text:p text:style-name="P1"><text:span text:style-name="Car._20_predefinito_20_paragrafo"><text:span text:style-name="T4">Inserisce un turno </text:span></text:span><text:span text:style-name="Car._20_predefinito_20_paragrafo"><text:span text:style-name="T9">specificando data e durata e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8">il </text:span></text:span><text:span text:style-name="Car._20_predefinito_20_paragrafo"><text:span text:style-name="T4">luogo</text:span></text:span></text:p>
          </table:table-cell>
          <table:table-cell table:style-name="Tabella1.C9" office:value-type="string">
            <text:p text:style-name="P5">Registra il nuovo turno<text:span text:style-name="T23">, se è un turno di servizio associa il turno all’evento selezionato </text:span></text:p>
          </table:table-cell>
        </table:table-row>
        <table:table-row table:style-name="TableLine1642498301392">
          <table:table-cell table:style-name="Tabella1.A10" office:value-type="string">
            <text:h text:style-name="P73" text:outline-level="3">7</text:h>
          </table:table-cell>
          <table:table-cell table:style-name="Tabella1.B10" office:value-type="string">
            <text:p text:style-name="P3">Opzionalmente<text:span text:style-name="T21"> indica una ricorrenza per il turno specificando frequenza, data di inizio e data di fine</text:span></text:p>
          </table:table-cell>
          <table:table-cell table:style-name="Tabella1.C10" office:value-type="string">
            <text:p text:style-name="P5"/>
          </table:table-cell>
        </table:table-row>
        <text:soft-page-break/>
        <table:table-row table:style-name="TableLine1642498317984">
          <table:table-cell table:style-name="Tabella1.A11" office:value-type="string">
            <text:h text:style-name="P73" text:outline-level="3">8</text:h>
          </table:table-cell>
          <table:table-cell table:style-name="Tabella1.B11" office:value-type="string">
            <text:p text:style-name="P22"><text:span text:style-name="T2">Opzionalmente</text:span> indica una data limite per togliere la disponibilità</text:p>
          </table:table-cell>
          <table:table-cell table:style-name="Tabella1.C11" office:value-type="string">
            <text:p text:style-name="P22">Registra le informazioni aggiuntive</text:p>
          </table:table-cell>
        </table:table-row>
        <table:table-row table:style-name="TableLine1642498316352">
          <table:table-cell table:style-name="Tabella1.A12" office:value-type="string">
            <text:h text:style-name="P62" text:outline-level="3"/>
          </table:table-cell>
          <table:table-cell table:style-name="Tabella1.B12" office:value-type="string">
            <text:p text:style-name="P24">Se vuole torna al passo <text:span text:style-name="T34">6</text:span><text:span text:style-name="T26"> </text:span>altrimenti prosegue</text:p>
          </table:table-cell>
          <table:table-cell table:style-name="Tabella1.C12" office:value-type="string">
            <text:p text:style-name="P22"/>
          </table:table-cell>
        </table:table-row>
        <table:table-row table:style-name="TableLine1642498316624">
          <table:table-cell table:style-name="Tabella1.A13" office:value-type="string">
            <text:h text:style-name="P73" text:outline-level="3">9</text:h>
          </table:table-cell>
          <table:table-cell table:style-name="Tabella1.B13" office:value-type="string">
            <text:p text:style-name="P22"><text:span text:style-name="T2">Opzionalmente</text:span> raggruppa un insieme di turni</text:p>
          </table:table-cell>
          <table:table-cell table:style-name="Tabella1.C13" office:value-type="string">
            <text:p text:style-name="P22">Registra le informazioni aggiuntive</text:p>
          </table:table-cell>
        </table:table-row>
        <table:table-row table:style-name="TableLine1642498316080">
          <table:table-cell table:style-name="Tabella1.A14" office:value-type="string">
            <text:h text:style-name="P62" text:outline-level="3"/>
          </table:table-cell>
          <table:table-cell table:style-name="Tabella1.B14" office:value-type="string">
            <text:p text:style-name="P74"><text:span text:style-name="Car._20_predefinito_20_paragrafo"><text:span text:style-name="T3">Ripete</text:span></text:span><text:span text:style-name="Car._20_predefinito_20_paragrafo"><text:span text:style-name="T5"> </text:span></text:span><text:span text:style-name="Car._20_predefinito_20_paragrafo"><text:span text:style-name="T7">9</text:span></text:span><text:span text:style-name="Car._20_predefinito_20_paragrafo"><text:span text:style-name="T3"> finché non è soddisfatto</text:span></text:span></text:p>
          </table:table-cell>
          <table:table-cell table:style-name="Tabella1.C14" office:value-type="string">
            <text:p text:style-name="P22"/>
          </table:table-cell>
        </table:table-row>
        <table:table-row table:style-name="TableLine1642498319344">
          <table:table-cell table:style-name="Tabella1.A15" office:value-type="string">
            <text:h text:style-name="P62" text:outline-level="3"/>
          </table:table-cell>
          <table:table-cell table:style-name="Tabella1.B15" office:value-type="string">
            <text:p text:style-name="P24">Termina il caso d’uso</text:p>
          </table:table-cell>
          <table:table-cell table:style-name="Tabella1.C15" office:value-type="string">
            <text:p text:style-name="P22"/>
          </table:table-cell>
        </table:table-row>
      </table:table>
      <text:h text:style-name="P41" text:outline-level="1"/>
      <text:h text:style-name="P41" text:outline-level="1">Eccezione <text:span text:style-name="T34">6</text:span>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1642498298672">
          <table:table-cell table:style-name="Tabella5.A1" office:value-type="string">
            <text:h text:style-name="P51" text:outline-level="2"><text:bookmark text:name="_1spbqei1cuj4"/>#</text:h>
          </table:table-cell>
          <table:table-cell table:style-name="Tabella5.B1" office:value-type="string">
            <text:h text:style-name="P57" text:outline-level="2"><text:bookmark text:name="_in2jg76h5979"/>Attore</text:h>
          </table:table-cell>
          <table:table-cell table:style-name="Tabella5.B1" office:value-type="string">
            <text:h text:style-name="P57" text:outline-level="2"><text:bookmark text:name="_ddqx4n6kt0gu"/>Sistema</text:h>
          </table:table-cell>
        </table:table-row>
        <table:table-row table:style-name="TableLine1642498320704">
          <table:table-cell table:style-name="Tabella5.A2" office:value-type="string">
            <text:h text:style-name="P69" text:outline-level="3"><text:span text:style-name="T34">6</text:span>.1a.1</text:h>
          </table:table-cell>
          <table:table-cell table:style-name="Tabella5.B2" office:value-type="string">
            <text:p text:style-name="P8"><text:span text:style-name="Car._20_predefinito_20_paragrafo">Inserisce un turno </text:span><text:span text:style-name="Car._20_predefinito_20_paragrafo"><text:span text:style-name="T26">specificando data e durata e </text:span></text:span><text:span text:style-name="Car._20_predefinito_20_paragrafo"><text:span text:style-name="T2">opzionalmente </text:span></text:span><text:span text:style-name="Car._20_predefinito_20_paragrafo"><text:span text:style-name="T24">il </text:span></text:span><text:span text:style-name="Car._20_predefinito_20_paragrafo">luogo</text:span></text:p>
          </table:table-cell>
          <table:table-cell table:style-name="Tabella5.C2" office:value-type="string">
            <text:p text:style-name="P17"><text:span text:style-name="T18">La data selezionata</text:span> è nel passato</text:p>
          </table:table-cell>
        </table:table-row>
        <table:table-row table:style-name="TableLine1642498314448">
          <table:table-cell table:style-name="Tabella5.A3" office:value-type="string">
            <text:h text:style-name="P63" text:outline-level="3"><text:bookmark text:name="_x7fvb0siii9n"/></text:h>
          </table:table-cell>
          <table:table-cell table:style-name="Tabella5.B3" office:value-type="string">
            <text:p text:style-name="P28">Ripete il passo <text:span text:style-name="T34">6</text:span></text:p>
          </table:table-cell>
          <table:table-cell table:style-name="Tabella5.C3" office:value-type="string">
            <text:p text:style-name="P17"/>
          </table:table-cell>
        </table:table-row>
      </table:table>
      <text:h text:style-name="P45" text:outline-level="1"><text:span text:style-name="Car._20_predefinito_20_paragrafo"><text:span text:style-name="T10"/></text:span></text:h>
      <text:h text:style-name="P40" text:outline-level="1"><text:span text:style-name="Car._20_predefinito_20_paragrafo"><text:span text:style-name="T10">Eccezione </text:span></text:span><text:span text:style-name="Car._20_predefinito_20_paragrafo"><text:span text:style-name="T15">6</text:span></text:span><text:span text:style-name="Car._20_predefinito_20_paragrafo"><text:span text:style-name="T10">.1</text:span></text:span><text:span text:style-name="Car._20_predefinito_20_paragrafo"><text:span text:style-name="T11">b</text:span>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1642498314176">
          <table:table-cell table:style-name="Tabella2.A1" office:value-type="string">
            <text:h text:style-name="P50" text:outline-level="2"><text:bookmark text:name="_1spbqei1cuj41"/>#</text:h>
          </table:table-cell>
          <table:table-cell table:style-name="Tabella2.B1" office:value-type="string">
            <text:h text:style-name="P56" text:outline-level="2"><text:bookmark text:name="_in2jg76h59791"/>Attore</text:h>
          </table:table-cell>
          <table:table-cell table:style-name="Tabella2.B1" office:value-type="string">
            <text:h text:style-name="P56" text:outline-level="2"><text:bookmark text:name="_ddqx4n6kt0gu1"/>Sistema</text:h>
          </table:table-cell>
        </table:table-row>
        <table:table-row table:style-name="TableLine1642498211904">
          <table:table-cell table:style-name="Tabella2.A2" office:value-type="string">
            <text:h text:style-name="P68" text:outline-level="3"><text:span text:style-name="T34">6</text:span>.1<text:span text:style-name="T26">b</text:span>.1</text:h>
          </table:table-cell>
          <table:table-cell table:style-name="Tabella2.B2" office:value-type="string">
            <text:p text:style-name="P14"><text:span text:style-name="Car._20_predefinito_20_paragrafo"><text:span text:style-name="T4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4">specificando ricorrenza e/o luogo</text:span></text:span></text:p>
          </table:table-cell>
          <table:table-cell table:style-name="Tabella2.C2" office:value-type="string">
            <text:p text:style-name="P16">Sul calendario <text:span text:style-name="T16">si verifica una sovrapposizione di turni preparatori </text:span></text:p>
          </table:table-cell>
        </table:table-row>
        <table:table-row table:style-name="TableLine1642498219792">
          <table:table-cell table:style-name="Tabella2.A3" office:value-type="string">
            <text:h text:style-name="P62" text:outline-level="3"><text:bookmark text:name="_x7fvb0siii9n1"/></text:h>
          </table:table-cell>
          <table:table-cell table:style-name="Tabella2.B3" office:value-type="string">
            <text:p text:style-name="P25">Termina il caso d’uso</text:p>
          </table:table-cell>
          <table:table-cell table:style-name="Tabella2.C3" office:value-type="string">
            <text:p text:style-name="P16"/>
          </table:table-cell>
        </table:table-row>
      </table:table>
      <text:h text:style-name="P40" text:outline-level="1"/>
      <text:h text:style-name="P40" text:outline-level="1"><text:bookmark text:name="_fmu94t6hev3x"/>Estensione <text:span text:style-name="T29">(</text:span><text:span text:style-name="T34">6</text:span>-<text:span text:style-name="T34">7</text:span><text:span text:style-name="T29">-</text:span><text:span text:style-name="T34">8</text:span><text:span text:style-name="T29">)</text:span>a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1642498210000">
          <table:table-cell table:style-name="Tabella3.A1" office:value-type="string">
            <text:h text:style-name="P50" text:outline-level="2"><text:bookmark text:name="_c1spi84yq2kg"/>#</text:h>
          </table:table-cell>
          <table:table-cell table:style-name="Tabella3.B1" office:value-type="string">
            <text:h text:style-name="P56" text:outline-level="2"><text:bookmark text:name="_ltt8uo9pou4l"/>Attore</text:h>
          </table:table-cell>
          <table:table-cell table:style-name="Tabella3.B1" office:value-type="string">
            <text:h text:style-name="P56" text:outline-level="2"><text:bookmark text:name="_xacqr114gae"/>Sistema</text:h>
          </table:table-cell>
        </table:table-row>
        <table:table-row table:style-name="TableLine1642746832896">
          <table:table-cell table:style-name="Tabella3.A2" office:value-type="string">
            <text:h text:style-name="P62" text:outline-level="3"><text:span text:style-name="T34">(6-7-8)</text:span>a.1</text:h>
          </table:table-cell>
          <table:table-cell table:style-name="Tabella3.B2" office:value-type="string">
            <text:p text:style-name="P5">Elimina un turno</text:p>
          </table:table-cell>
          <table:table-cell table:style-name="Tabella3.C2" office:value-type="string">
            <text:p text:style-name="P5">Elimina il turno </text:p>
          </table:table-cell>
        </table:table-row>
      </table:table>
      <text:h text:style-name="P40" text:outline-level="1"/>
      <text:h text:style-name="P46" text:outline-level="1">Estensione <text:span text:style-name="T29">(</text:span><text:span text:style-name="T34">6</text:span>-<text:span text:style-name="T34">7</text:span><text:span text:style-name="T29">-</text:span><text:span text:style-name="T34">8</text:span><text:span text:style-name="T29">)</text:span><text:span text:style-name="T25">a</text:span><text:span text:style-name="T26">.1a</text:span>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1642746834800">
          <table:table-cell table:style-name="Tabella8.A1" office:value-type="string">
            <text:h text:style-name="P52" text:outline-level="2"><text:bookmark text:name="_c1spi84yq2kg2"/>#</text:h>
          </table:table-cell>
          <table:table-cell table:style-name="Tabella8.B1" office:value-type="string">
            <text:h text:style-name="P58" text:outline-level="2"><text:bookmark text:name="_ltt8uo9pou4l2"/>Attore</text:h>
          </table:table-cell>
          <table:table-cell table:style-name="Tabella8.B1" office:value-type="string">
            <text:h text:style-name="P58" text:outline-level="2"><text:bookmark text:name="_xacqr114gae2"/>Sistema</text:h>
          </table:table-cell>
        </table:table-row>
        <table:table-row table:style-name="TableLine1642746828816">
          <table:table-cell table:style-name="Tabella8.A2" office:value-type="string">
            <text:h text:style-name="P64" text:outline-level="3"><text:span text:style-name="T34">(6-7-8)</text:span>a.1<text:span text:style-name="T26">a.1</text:span></text:h>
          </table:table-cell>
          <table:table-cell table:style-name="Tabella8.B2" office:value-type="string">
            <text:p text:style-name="P6">Elimina un <text:span text:style-name="T26">gruppo di</text:span> turn<text:span text:style-name="T26">i</text:span></text:p>
          </table:table-cell>
          <table:table-cell table:style-name="Tabella8.C2" office:value-type="string">
            <text:p text:style-name="P6">Elimina il <text:span text:style-name="T26">gruppo e i turni che ne fanno parte</text:span></text:p>
          </table:table-cell>
        </table:table-row>
      </table:table>
      <text:h text:style-name="P46" text:outline-level="1"/>
      <text:h text:style-name="P40" text:outline-level="1">Estensione <text:span text:style-name="T34">6</text:span>b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1642746833440">
          <table:table-cell table:style-name="Tabella4.A1" office:value-type="string">
            <text:h text:style-name="P50" text:outline-level="2">#</text:h>
          </table:table-cell>
          <table:table-cell table:style-name="Tabella4.B1" office:value-type="string">
            <text:h text:style-name="P56" text:outline-level="2">Attore</text:h>
          </table:table-cell>
          <table:table-cell table:style-name="Tabella4.B1" office:value-type="string">
            <text:h text:style-name="P56" text:outline-level="2">Sistema</text:h>
          </table:table-cell>
        </table:table-row>
        <table:table-row table:style-name="TableLine1642746829632">
          <table:table-cell table:style-name="Tabella4.A2" office:value-type="string">
            <text:h text:style-name="P62" text:outline-level="3"><text:span text:style-name="T34">6</text:span>b.1</text:h>
          </table:table-cell>
          <table:table-cell table:style-name="Tabella4.B2" office:value-type="string">
            <text:p text:style-name="P5">Modifica un turno </text:p>
          </table:table-cell>
          <table:table-cell table:style-name="Tabella4.C2" office:value-type="string">
            <text:p text:style-name="P16">Modifica il turno<text:soft-page-break/></text:p>
          </table:table-cell>
        </table:table-row>
      </table:table>
      <text:h text:style-name="P42" text:outline-level="1"/>
      <text:h text:style-name="P42" text:outline-level="1">Eccezione <text:span text:style-name="T33">6</text:span><text:span text:style-name="T32">b.1</text:span><text:span text:style-name="T30">.1a</text:span>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leLine1642746837520">
          <table:table-cell table:style-name="Tabella13.A1" office:value-type="string">
            <text:h text:style-name="P53" text:outline-level="2"><text:bookmark text:name="_1spbqei1cuj43"/>#</text:h>
          </table:table-cell>
          <table:table-cell table:style-name="Tabella13.B1" office:value-type="string">
            <text:h text:style-name="P59" text:outline-level="2"><text:bookmark text:name="_in2jg76h59793"/>Attore</text:h>
          </table:table-cell>
          <table:table-cell table:style-name="Tabella13.B1" office:value-type="string">
            <text:h text:style-name="P59" text:outline-level="2"><text:bookmark text:name="_ddqx4n6kt0gu3"/>Sistema</text:h>
          </table:table-cell>
        </table:table-row>
        <table:table-row table:style-name="TableLine1642746918304">
          <table:table-cell table:style-name="Tabella13.A2" office:value-type="string">
            <text:h text:style-name="P70" text:outline-level="3"><text:span text:style-name="T33">6</text:span><text:span text:style-name="T32">b.1</text:span><text:span text:style-name="T30">.1a</text:span>.1</text:h>
          </table:table-cell>
          <table:table-cell table:style-name="Tabella13.B2" office:value-type="string">
            <text:p text:style-name="P10"><text:span text:style-name="Car._20_predefinito_20_paragrafo">Modifica un turno </text:span></text:p>
          </table:table-cell>
          <table:table-cell table:style-name="Tabella13.C2" office:value-type="string">
            <text:p text:style-name="P21"><text:span text:style-name="T18">La data selezionata</text:span> è nel passato</text:p>
          </table:table-cell>
        </table:table-row>
        <table:table-row table:style-name="TableLine1642746975968">
          <table:table-cell table:style-name="Tabella13.A3" office:value-type="string">
            <text:h text:style-name="P65" text:outline-level="3"><text:bookmark text:name="_x7fvb0siii9n3"/></text:h>
          </table:table-cell>
          <table:table-cell table:style-name="Tabella13.B3" office:value-type="string">
            <text:p text:style-name="P30">Ripete il passo <text:span text:style-name="T34">6</text:span></text:p>
          </table:table-cell>
          <table:table-cell table:style-name="Tabella13.C3" office:value-type="string">
            <text:p text:style-name="P21"/>
          </table:table-cell>
        </table:table-row>
      </table:table>
      <text:h text:style-name="P47" text:outline-level="1"><text:span text:style-name="Car._20_predefinito_20_paragrafo"><text:span text:style-name="T10"/></text:span></text:h>
      <text:h text:style-name="P47" text:outline-level="1"><text:span text:style-name="Car._20_predefinito_20_paragrafo"><text:span text:style-name="T10">Eccezione </text:span></text:span><text:span text:style-name="Car._20_predefinito_20_paragrafo"><text:span text:style-name="T15">6</text:span></text:span><text:span text:style-name="Car._20_predefinito_20_paragrafo"><text:span text:style-name="T14">b.1</text:span></text:span><text:span text:style-name="Car._20_predefinito_20_paragrafo"><text:span text:style-name="T12">.1</text:span></text:span><text:span text:style-name="Car._20_predefinito_20_paragrafo"><text:span text:style-name="T13">b</text:span>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leLine1642746829088">
          <table:table-cell table:style-name="Tabella14.A1" office:value-type="string">
            <text:h text:style-name="P53" text:outline-level="2"><text:bookmark text:name="_1spbqei1cuj412"/>#</text:h>
          </table:table-cell>
          <table:table-cell table:style-name="Tabella14.B1" office:value-type="string">
            <text:h text:style-name="P59" text:outline-level="2"><text:bookmark text:name="_in2jg76h597912"/>Attore</text:h>
          </table:table-cell>
          <table:table-cell table:style-name="Tabella14.B1" office:value-type="string">
            <text:h text:style-name="P59" text:outline-level="2"><text:bookmark text:name="_ddqx4n6kt0gu12"/>Sistema</text:h>
          </table:table-cell>
        </table:table-row>
        <table:table-row table:style-name="TableLine1642746742320">
          <table:table-cell table:style-name="Tabella14.A2" office:value-type="string">
            <text:h text:style-name="P70" text:outline-level="3"><text:span text:style-name="T33">6</text:span><text:span text:style-name="T32">b.1</text:span><text:span text:style-name="T30">.1</text:span><text:span text:style-name="T31">b</text:span>.1</text:h>
          </table:table-cell>
          <table:table-cell table:style-name="Tabella14.B2" office:value-type="string">
            <text:p text:style-name="P10"><text:span text:style-name="Car._20_predefinito_20_paragrafo"><text:span text:style-name="T4">Modifica un turno </text:span></text:span></text:p>
          </table:table-cell>
          <table:table-cell table:style-name="Tabella14.C2" office:value-type="string">
            <text:p text:style-name="P21">Sul calendario <text:span text:style-name="T16">si verifica una sovrapposizione di turni preparatori </text:span></text:p>
          </table:table-cell>
        </table:table-row>
        <table:table-row table:style-name="TableLine1642746774144">
          <table:table-cell table:style-name="Tabella14.A3" office:value-type="string">
            <text:h text:style-name="P65" text:outline-level="3"><text:bookmark text:name="_x7fvb0siii9n12"/></text:h>
          </table:table-cell>
          <table:table-cell table:style-name="Tabella14.B3" office:value-type="string">
            <text:p text:style-name="P27">Termina il caso d’uso</text:p>
          </table:table-cell>
          <table:table-cell table:style-name="Tabella14.C3" office:value-type="string">
            <text:p text:style-name="P21"/>
          </table:table-cell>
        </table:table-row>
      </table:table>
      <text:h text:style-name="P47" text:outline-level="1"/>
      <text:h text:style-name="P47" text:outline-level="1">Estensione <text:span text:style-name="T34">6</text:span>b.<text:span text:style-name="T26">1a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1642746996640">
          <table:table-cell table:style-name="Tabella9.A1" office:value-type="string">
            <text:h text:style-name="P52" text:outline-level="2">#</text:h>
          </table:table-cell>
          <table:table-cell table:style-name="Tabella9.B1" office:value-type="string">
            <text:h text:style-name="P58" text:outline-level="2">Attore</text:h>
          </table:table-cell>
          <table:table-cell table:style-name="Tabella9.B1" office:value-type="string">
            <text:h text:style-name="P58" text:outline-level="2">Sistema</text:h>
          </table:table-cell>
        </table:table-row>
        <table:table-row table:style-name="TableLine1642746787472">
          <table:table-cell table:style-name="Tabella9.A2" office:value-type="string">
            <text:h text:style-name="P64" text:outline-level="3"><text:span text:style-name="T34">6</text:span>b.<text:span text:style-name="T26">1a</text:span>.1</text:h>
          </table:table-cell>
          <table:table-cell table:style-name="Tabella9.B2" office:value-type="string">
            <text:p text:style-name="P12">Aggiungi un turno al gruppo di turni</text:p>
          </table:table-cell>
          <table:table-cell table:style-name="Tabella9.C2" office:value-type="string">
            <text:p text:style-name="P19">Modifica il <text:span text:style-name="T26">gruppo di turni</text:span></text:p>
          </table:table-cell>
        </table:table-row>
      </table:table>
      <text:h text:style-name="P46" text:outline-level="1"/>
      <text:h text:style-name="P43" text:outline-level="1">Eccezione <text:span text:style-name="T34">6</text:span><text:span text:style-name="T27">b</text:span>.1a.<text:span text:style-name="T27">1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leLine1642746779040">
          <table:table-cell table:style-name="Tabella11.A1" office:value-type="string">
            <text:h text:style-name="P54" text:outline-level="2"><text:bookmark text:name="_1spbqei1cuj42"/>#</text:h>
          </table:table-cell>
          <table:table-cell table:style-name="Tabella11.B1" office:value-type="string">
            <text:h text:style-name="P60" text:outline-level="2"><text:bookmark text:name="_in2jg76h59792"/>Attore</text:h>
          </table:table-cell>
          <table:table-cell table:style-name="Tabella11.B1" office:value-type="string">
            <text:h text:style-name="P60" text:outline-level="2"><text:bookmark text:name="_ddqx4n6kt0gu2"/>Sistema</text:h>
          </table:table-cell>
        </table:table-row>
        <table:table-row table:style-name="TableLine1642746783392">
          <table:table-cell table:style-name="Tabella11.A2" office:value-type="string">
            <text:h text:style-name="P71" text:outline-level="3"><text:span text:style-name="T34">6</text:span>.1a.1<text:span text:style-name="T27">a.1</text:span></text:h>
          </table:table-cell>
          <table:table-cell table:style-name="Tabella11.B2" office:value-type="string">
            <text:p text:style-name="P13"><text:span text:style-name="Car._20_predefinito_20_paragrafo"><text:span text:style-name="T26">Aggiungi un turno al gruppo di turni</text:span></text:span></text:p>
          </table:table-cell>
          <table:table-cell table:style-name="Tabella11.C2" office:value-type="string">
            <text:p text:style-name="P33"><text:span text:style-name="T27">Nel gruppo è</text:span> presente almeno un turno che non rispetta i vincoli*</text:p>
          </table:table-cell>
        </table:table-row>
        <table:table-row table:style-name="TableLine1642746785296">
          <table:table-cell table:style-name="Tabella11.A3" office:value-type="string">
            <text:h text:style-name="P66" text:outline-level="3"><text:bookmark text:name="_x7fvb0siii9n2"/></text:h>
          </table:table-cell>
          <table:table-cell table:style-name="Tabella11.B3" office:value-type="string">
            <text:p text:style-name="P29">Ripete il passo <text:span text:style-name="T34">6</text:span></text:p>
          </table:table-cell>
          <table:table-cell table:style-name="Tabella11.C3" office:value-type="string">
            <text:p text:style-name="P20"/>
          </table:table-cell>
        </table:table-row>
      </table:table>
      <text:h text:style-name="P48" text:outline-level="1"/>
      <text:h text:style-name="P46" text:outline-level="1">Estensione <text:span text:style-name="T34">6</text:span>b.<text:span text:style-name="T26">1b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1642746788016">
          <table:table-cell table:style-name="Tabella10.A1" office:value-type="string">
            <text:h text:style-name="P52" text:outline-level="2">#</text:h>
          </table:table-cell>
          <table:table-cell table:style-name="Tabella10.B1" office:value-type="string">
            <text:h text:style-name="P58" text:outline-level="2">Attore</text:h>
          </table:table-cell>
          <table:table-cell table:style-name="Tabella10.B1" office:value-type="string">
            <text:h text:style-name="P58" text:outline-level="2">Sistema</text:h>
          </table:table-cell>
        </table:table-row>
        <table:table-row table:style-name="TableLine1642746778224">
          <table:table-cell table:style-name="Tabella10.A2" office:value-type="string">
            <text:h text:style-name="P64" text:outline-level="3"><text:span text:style-name="T34">6</text:span>b.<text:span text:style-name="T26">1b</text:span>.1</text:h>
          </table:table-cell>
          <table:table-cell table:style-name="Tabella10.B2" office:value-type="string">
            <text:p text:style-name="P12"><text:span text:style-name="T28">Elimina</text:span> un turno dal gruppo di turni</text:p>
          </table:table-cell>
          <table:table-cell table:style-name="Tabella10.C2" office:value-type="string">
            <text:p text:style-name="P19">Modifica il <text:span text:style-name="T26">gruppo di turni</text:span></text:p>
          </table:table-cell>
        </table:table-row>
      </table:table>
      <text:h text:style-name="P46" text:outline-level="1"/>
      <text:h text:style-name="P44" text:outline-level="1">Eccezione <text:span text:style-name="T34">7</text:span>.1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1642746778496">
          <table:table-cell table:style-name="Tabella6.A1" office:value-type="string">
            <text:h text:style-name="P55" text:outline-level="2"><text:bookmark text:name="_1spbqei1cuj4111"/>#</text:h>
          </table:table-cell>
          <table:table-cell table:style-name="Tabella6.B1" office:value-type="string">
            <text:h text:style-name="P61" text:outline-level="2"><text:bookmark text:name="_in2jg76h5979111"/>Attore</text:h>
          </table:table-cell>
          <table:table-cell table:style-name="Tabella6.B1" office:value-type="string">
            <text:h text:style-name="P61" text:outline-level="2"><text:bookmark text:name="_ddqx4n6kt0gu111"/>Sistema</text:h>
          </table:table-cell>
        </table:table-row>
        <table:table-row table:style-name="TableLine1642746786928">
          <table:table-cell table:style-name="Tabella6.A2" office:value-type="string">
            <text:h text:style-name="P72" text:outline-level="3"><text:span text:style-name="T34">7</text:span>.1a.1</text:h>
          </table:table-cell>
          <table:table-cell table:style-name="Tabella6.B2" office:value-type="string">
            <text:p text:style-name="P15">Opzionalmente indica una ricorrenza <text:soft-page-break/>per il turno specificando frequenza, data di inizio e data di fine</text:p>
          </table:table-cell>
          <table:table-cell table:style-name="Tabella6.C2" office:value-type="string">
            <text:p text:style-name="P34">La data di fine è antecedente alla data di <text:soft-page-break/>inizio </text:p>
          </table:table-cell>
        </table:table-row>
        <table:table-row table:style-name="TableLine1642746789104">
          <table:table-cell table:style-name="Tabella6.A3" office:value-type="string">
            <text:h text:style-name="P67" text:outline-level="3"><text:bookmark text:name="_x7fvb0siii9n111"/></text:h>
          </table:table-cell>
          <table:table-cell table:style-name="Tabella6.B3" office:value-type="string">
            <text:p text:style-name="P31">Ripete il passo <text:span text:style-name="T34">7</text:span></text:p>
          </table:table-cell>
          <table:table-cell table:style-name="Tabella6.C3" office:value-type="string">
            <text:p text:style-name="P18"/>
          </table:table-cell>
        </table:table-row>
      </table:table>
      <text:h text:style-name="P43" text:outline-level="1"/>
      <text:h text:style-name="P43" text:outline-level="1">Eccezione <text:span text:style-name="T34">8</text:span>.1a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leLine1642746781488">
          <table:table-cell table:style-name="Tabella12.A1" office:value-type="string">
            <text:h text:style-name="P54" text:outline-level="2"><text:bookmark text:name="_1spbqei1cuj4112"/>#</text:h>
          </table:table-cell>
          <table:table-cell table:style-name="Tabella12.B1" office:value-type="string">
            <text:h text:style-name="P60" text:outline-level="2"><text:bookmark text:name="_in2jg76h5979112"/>Attore</text:h>
          </table:table-cell>
          <table:table-cell table:style-name="Tabella12.B1" office:value-type="string">
            <text:h text:style-name="P60" text:outline-level="2"><text:bookmark text:name="_ddqx4n6kt0gu112"/>Sistema</text:h>
          </table:table-cell>
        </table:table-row>
        <table:table-row table:style-name="TableLine1642746782304">
          <table:table-cell table:style-name="Tabella12.A2" office:value-type="string">
            <text:h text:style-name="P71" text:outline-level="3"><text:span text:style-name="T34">8</text:span>.1a.1</text:h>
          </table:table-cell>
          <table:table-cell table:style-name="Tabella12.B2" office:value-type="string">
            <text:p text:style-name="P9">Opzionalmente indica una data limite per togliere la disponibilità</text:p>
          </table:table-cell>
          <table:table-cell table:style-name="Tabella12.C2" office:value-type="string">
            <text:p text:style-name="P35">La data limite inserita è antecedente alla data del turno</text:p>
          </table:table-cell>
        </table:table-row>
        <table:table-row table:style-name="TableLine1642746790736">
          <table:table-cell table:style-name="Tabella12.A3" office:value-type="string">
            <text:h text:style-name="P66" text:outline-level="3"><text:bookmark text:name="_x7fvb0siii9n112"/></text:h>
          </table:table-cell>
          <table:table-cell table:style-name="Tabella12.B3" office:value-type="string">
            <text:p text:style-name="P26">Termina il caso d’uso</text:p>
          </table:table-cell>
          <table:table-cell table:style-name="Tabella12.C3" office:value-type="string">
            <text:p text:style-name="P20"/>
          </table:table-cell>
        </table:table-row>
      </table:table>
      <text:h text:style-name="P43" text:outline-level="1"/>
      <text:h text:style-name="P44" text:outline-level="1">Eccezione <text:span text:style-name="T34">9</text:span>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1642746780128">
          <table:table-cell table:style-name="Tabella7.A1" office:value-type="string">
            <text:h text:style-name="P50" text:outline-level="2"><text:bookmark text:name="_1spbqei1cuj411"/>#</text:h>
          </table:table-cell>
          <table:table-cell table:style-name="Tabella7.B1" office:value-type="string">
            <text:h text:style-name="P56" text:outline-level="2"><text:bookmark text:name="_in2jg76h597911"/>Attore</text:h>
          </table:table-cell>
          <table:table-cell table:style-name="Tabella7.B1" office:value-type="string">
            <text:h text:style-name="P56" text:outline-level="2"><text:bookmark text:name="_ddqx4n6kt0gu11"/>Sistema</text:h>
          </table:table-cell>
        </table:table-row>
        <table:table-row table:style-name="TableLine1642746777680">
          <table:table-cell table:style-name="Tabella7.A2" office:value-type="string">
            <text:h text:style-name="P68" text:outline-level="3"><text:span text:style-name="T34">9</text:span>.1a.1</text:h>
          </table:table-cell>
          <table:table-cell table:style-name="Tabella7.B2" office:value-type="string">
            <text:p text:style-name="P7">Opzionalmente raggruppa un insieme di turni</text:p>
          </table:table-cell>
          <table:table-cell table:style-name="Tabella7.C2" office:value-type="string">
            <text:p text:style-name="P32"><text:span text:style-name="T27">Nel gruppo è</text:span> presente almeno un turno che non rispetta i vincoli*</text:p>
          </table:table-cell>
        </table:table-row>
        <table:table-row table:style-name="TableLine1642746805152">
          <table:table-cell table:style-name="Tabella7.A3" office:value-type="string">
            <text:h text:style-name="P62" text:outline-level="3"><text:bookmark text:name="_x7fvb0siii9n11"/></text:h>
          </table:table-cell>
          <table:table-cell table:style-name="Tabella7.B3" office:value-type="string">
            <text:p text:style-name="P25">Termina il caso d’uso</text:p>
          </table:table-cell>
          <table:table-cell table:style-name="Tabella7.C3" office:value-type="string">
            <text:p text:style-name="P16"/>
          </table:table-cell>
        </table:table-row>
      </table:table>
      <text:h text:style-name="P40" text:outline-level="1"/>
      <text:h text:style-name="P49" text:outline-level="1">*<text:span text:style-name="T19">NB:</text:span></text:h>
      <text:p text:style-name="P37">Se si vuole creare un gruppo ricorrente:</text:p>
      <text:p text:style-name="P36">- <text:span text:style-name="T19">Tutti i turni devono essere ricorrenti</text:span></text:p>
      <text:p text:style-name="P36">- <text:span text:style-name="T19">La ricorrenza del gruppo deve essere la stessa di quella di ogni singolo turno ricorrente</text:span></text:p>
      <text:p text:style-name="P36">- <text:span text:style-name="T19">La data di fine ricorrenza non deve superare la data di fine ricorrenza di nessuno dei singoli turni ricorrenti</text:span></text:p>
      <text:p text:style-name="P36">- <text:span text:style-name="T20">Un gruppo deve essere composto da turni dello stesso tip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" style:font-family-asian="Bitter" style:font-family-generic-asian="roman" style:font-pitch-asian="variable" style:font-size-asian="18pt" style:font-weight-asian="bold" style:font-name-complex="Bitter" style:font-family-complex="Bitter" style:font-family-generic-complex="roman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" style:font-family-asian="Bitter" style:font-family-generic-asian="roman" style:font-pitch-asian="variable" style:font-size-asian="14pt" style:font-weight-asian="bold" style:font-name-complex="Bitter" style:font-family-complex="Bitter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" fo:font-family="Bitter" style:font-family-generic="roman" style:font-pitch="variable" fo:font-weight="bold" style:font-name-asian="Bitter" style:font-family-asian="Bitter" style:font-family-generic-asian="roman" style:font-pitch-asian="variable" style:font-weight-asian="bold" style:font-name-complex="Bitter" style:font-family-complex="Bitter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5-15T13:07:00Z</meta:creation-date>
    <dc:date>2021-05-28T17:01:45.270000000</dc:date>
    <meta:editing-cycles>22</meta:editing-cycles>
    <meta:editing-duration>PT2H14M24S</meta:editing-duration>
    <meta:document-statistic meta:table-count="14" meta:image-count="0" meta:object-count="0" meta:page-count="4" meta:paragraph-count="148" meta:word-count="604" meta:character-count="3669" meta:non-whitespace-character-count="3204"/>
    <meta:template xlink:type="simple" xlink:actuate="onRequest" xlink:title="" xlink:href="Normal.dotm"/>
  </office:meta>
</office:document-meta>
</file>